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-0.170928284957" calcext:value-type="float">
            <text:p>-0.170928285</text:p>
          </table:table-cell>
          <table:table-cell table:number-columns-repeated="5"/>
          <table:table-cell office:value-type="float" office:value="0.32192187712" calcext:value-type="float">
            <text:p>0.3219218771</text:p>
          </table:table-cell>
          <table:table-cell table:number-columns-repeated="3"/>
        </table:table-row>
        <table:table-row table:style-name="ro1">
          <table:table-cell office:value-type="float" office:value="0.0220640089772" calcext:value-type="float">
            <text:p>0.022064009</text:p>
          </table:table-cell>
          <table:table-cell table:number-columns-repeated="5"/>
          <table:table-cell office:value-type="float" office:value="0.429458102743" calcext:value-type="float">
            <text:p>0.4294581027</text:p>
          </table:table-cell>
          <table:table-cell/>
          <table:table-cell table:formula="of:=SUM([.G1:.G6])" office:value-type="float" office:value="4.153368767851" calcext:value-type="float">
            <text:p>4.1533687679</text:p>
          </table:table-cell>
          <table:table-cell table:formula="of:=[.I2]/6" office:value-type="float" office:value="0.692228127975167" calcext:value-type="float">
            <text:p>0.692228128</text:p>
          </table:table-cell>
        </table:table-row>
        <table:table-row table:style-name="ro1">
          <table:table-cell office:value-type="float" office:value="0.0728307902605" calcext:value-type="float">
            <text:p>0.0728307903</text:p>
          </table:table-cell>
          <table:table-cell/>
          <table:table-cell table:formula="of:=SUM([.A1:.A16])" office:value-type="float" office:value="4.7819663426807" calcext:value-type="float">
            <text:p>4.7819663427</text:p>
          </table:table-cell>
          <table:table-cell table:formula="of:=[.C3]/10" office:value-type="float" office:value="0.47819663426807" calcext:value-type="float">
            <text:p>0.4781966343</text:p>
          </table:table-cell>
          <table:table-cell table:number-columns-repeated="2"/>
          <table:table-cell office:value-type="float" office:value="0.574603650653" calcext:value-type="float">
            <text:p>0.5746036507</text:p>
          </table:table-cell>
          <table:table-cell table:number-columns-repeated="3"/>
        </table:table-row>
        <table:table-row table:style-name="ro1">
          <table:table-cell office:value-type="float" office:value="0.32192187712" calcext:value-type="float">
            <text:p>0.3219218771</text:p>
          </table:table-cell>
          <table:table-cell table:number-columns-repeated="5"/>
          <table:table-cell office:value-type="float" office:value="0.911189276767" calcext:value-type="float">
            <text:p>0.9111892768</text:p>
          </table:table-cell>
          <table:table-cell table:number-columns-repeated="3"/>
        </table:table-row>
        <table:table-row table:style-name="ro1">
          <table:table-cell office:value-type="float" office:value="0.429458102743" calcext:value-type="float">
            <text:p>0.4294581027</text:p>
          </table:table-cell>
          <table:table-cell table:number-columns-repeated="5"/>
          <table:table-cell office:value-type="float" office:value="0.94981364653" calcext:value-type="float">
            <text:p>0.9498136465</text:p>
          </table:table-cell>
          <table:table-cell table:number-columns-repeated="3"/>
        </table:table-row>
        <table:table-row table:style-name="ro1">
          <table:table-cell office:value-type="float" office:value="0.574603650653" calcext:value-type="float">
            <text:p>0.5746036507</text:p>
          </table:table-cell>
          <table:table-cell table:number-columns-repeated="5"/>
          <table:table-cell office:value-type="float" office:value="0.966382214038" calcext:value-type="float">
            <text:p>0.966382214</text:p>
          </table:table-cell>
          <table:table-cell table:number-columns-repeated="3"/>
        </table:table-row>
        <table:table-row table:style-name="ro1">
          <table:table-cell office:value-type="float" office:value="0.704631060549" calcext:value-type="float">
            <text:p>0.7046310605</text:p>
          </table:table-cell>
          <table:table-cell table:number-columns-repeated="9"/>
        </table:table-row>
        <table:table-row table:style-name="ro1">
          <table:table-cell office:value-type="float" office:value="0.911189276767" calcext:value-type="float">
            <text:p>0.9111892768</text:p>
          </table:table-cell>
          <table:table-cell table:number-columns-repeated="9"/>
        </table:table-row>
        <table:table-row table:style-name="ro1">
          <table:table-cell office:value-type="float" office:value="0.94981364653" calcext:value-type="float">
            <text:p>0.9498136465</text:p>
          </table:table-cell>
          <table:table-cell table:number-columns-repeated="9"/>
        </table:table-row>
        <table:table-row table:style-name="ro1">
          <table:table-cell office:value-type="float" office:value="0.966382214038" calcext:value-type="float">
            <text:p>0.966382214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21:47.718282627</meta:creation-date>
    <dc:date>2018-06-27T12:15:28.349845586</dc:date>
    <meta:editing-duration>PT33M5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